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paragraph-properties fo:text-align="justify" style:justify-single-word="false"/>
      <style:text-properties style:font-name="Times New Roman" fo:font-size="12pt" style:font-size-asian="12pt" style:font-size-complex="12pt"/>
    </style:style>
    <style:style style:name="P4" style:family="paragraph" style:parent-style-name="Standard" style:list-style-name="L2">
      <style:text-properties style:font-name="Times New Roman" fo:font-size="12pt" style:font-size-asian="12pt" style:font-size-complex="12pt"/>
    </style:style>
    <style:style style:name="P5" style:family="paragraph" style:parent-style-name="Text_20_body">
      <style:paragraph-properties fo:text-align="justify" style:justify-single-word="false"/>
      <style:text-properties style:font-name="Times New Roman" fo:font-size="12pt" style:font-size-asian="12pt" style:font-size-complex="12pt"/>
    </style:style>
    <style:style style:name="T1" style:family="text">
      <style:text-properties fo:font-style="normal" fo:font-weight="normal"/>
    </style:style>
    <style:style style:name="T2"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3" style:family="text">
      <style:text-properties fo:font-variant="normal" fo:text-transform="none" fo:color="#000000" style:text-line-through-style="none" style:text-underline-style="none" style:text-blinking="false" fo:background-color="transparent"/>
    </style:style>
    <style:style style:name="T4"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5" style:family="text">
      <style:text-properties fo:font-variant="normal" fo:text-transform="none" fo:color="#000000" style:text-line-through-style="none" style:font-name="Times New Roman" fo:font-style="normal" style:text-underline-style="none" fo:font-weight="normal" style:text-blinking="false" fo:background-color="transparent"/>
    </style:style>
    <style:style style:name="T6" style:family="text">
      <style:text-properties fo:font-variant="normal" fo:text-transform="none" fo:color="#000000" style:text-line-through-style="none" fo:font-style="normal" style:text-underline-style="none" fo:font-weight="normal" style:text-blinking="false" fo:background-color="transparent"/>
    </style:style>
    <style:style style:name="T7"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8" style:family="text">
      <style:text-properties fo:font-variant="normal" fo:text-transform="none" fo:color="#000000" style:text-line-through-style="none" fo:font-size="12pt" fo:font-style="normal" style:text-underline-style="none" fo:font-weight="normal" style:text-blinking="false" fo:background-color="transparent" style:font-size-asian="12pt" style:font-size-complex="12pt"/>
    </style:style>
    <style:style style:name="T9" style:family="text">
      <style:text-properties fo:font-variant="normal" fo:text-transform="none" fo:color="#1155cc" style:text-line-through-style="none" style:font-name="Times New Roman" fo:font-style="normal" style:text-underline-style="solid" style:text-underline-width="auto" style:text-underline-color="font-color" fo:font-weight="normal" style:text-blinking="false" fo:background-color="transparent"/>
    </style:style>
    <style:style style:name="T10" style:family="text">
      <style:text-properties fo:font-variant="normal" fo:text-transform="none" fo:color="#1155cc" style:text-line-through-style="none" style:font-name="Times New Roman" fo:font-size="12pt" fo:font-style="normal" style:text-underline-style="solid" style:text-underline-width="auto" style:text-underline-color="font-color" fo:font-weight="normal" style:text-blinking="false" fo:background-color="transparent" style:font-size-asian="12pt" style:font-size-complex="12pt"/>
    </style:style>
    <style:style style:name="T11" style:family="text">
      <style:text-properties fo:font-variant="normal" fo:text-transform="none" fo:color="#1155cc" style:text-line-through-style="none" fo:font-size="12pt" fo:font-style="normal" style:text-underline-style="solid" style:text-underline-width="auto" style:text-underline-color="font-color" fo:font-weight="normal" style:text-blinking="false" fo:background-color="transparent" style:font-size-asian="12pt" style:font-size-complex="1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on projet consiste en la création d’une plateforme de troc sur le web. Sur cette plateforme, les troqueurs exposeront leurs objets et négocieront des échanges avec d’autres troqueurs en ajoutant ou retirant des objets à tour de rôle jusqu’à trouver un accord équitable.<text:bookmark text:name="docs-internal-guid-97efb362-cf67-49c2-700e-07027d1e4288"/> <text:span text:style-name="T6">Cette plateforme proposera des fonctionnalités d’assistance à la négociation (workflow, cross swaping, up swaping, statistiques sur l’offre et la demande des objets, et les centres d’intérêt des troqueurs).</text:span></text:p>
      <text:p text:style-name="P3"/>
      <text:p text:style-name="P1"><text:bookmark text:name="docs-internal-guid-97efb362-cf60-467c-d454-6fad0a88d165"/><text:span text:style-name="T4">A titre d’illustration, j’ai développé un prototype sur le sujet des bandes dessinées : </text:span><text:a xlink:type="simple" xlink:href="http://www.trocabd.com/"><text:span text:style-name="T10">www.trocabd.com</text:span></text:a><text:span text:style-name="T4">. </text:span></text:p>
      <text:p text:style-name="P2"><text:span text:style-name="T6"/></text:p>
      <text:p text:style-name="P2">A partir de ce prototype, le périmètre sera étendu à d'autres objets :</text:p>
      <text:list xml:id="list2468337986423251344" text:style-name="L2">
        <text:list-item>
          <text:p text:style-name="P4">Trocafrippes : troc de vêtements</text:p>
        </text:list-item>
        <text:list-item>
          <text:p text:style-name="P4">Trocaschool : troc de fournitures et livres scolaires</text:p>
        </text:list-item>
        <text:list-item>
          <text:p text:style-name="P4">Trocagame : troc de jeux videos</text:p>
        </text:list-item>
        <text:list-item>
          <text:p text:style-name="P4">Trocacartes : troc de cartes diverses (Pokémon, Dragonball, Panini, …/...)</text:p>
        </text:list-item>
        <text:list-item>
          <text:p text:style-name="P4">Trocatout : troc inter objets</text:p>
          <text:p text:style-name="P4"/>
        </text:list-item>
      </text:list>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2T07:17:26.67</meta:creation-date>
    <dc:date>2014-10-02T07:50:53.34</dc:date>
    <meta:editing-duration>PT17M10S</meta:editing-duration>
    <meta:editing-cycles>4</meta:editing-cycles>
    <meta:generator>OpenOffice.org/3.4.1$Win32 OpenOffice.org_project/341m1$Build-9593</meta:generator>
    <meta:document-statistic meta:table-count="0" meta:image-count="0" meta:object-count="0" meta:page-count="1" meta:paragraph-count="8" meta:word-count="138" meta:character-count="876"/>
  </office:meta>
</office:document-meta>
</file>